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2"/>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3"/>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4"/>
    <style:style style:name="P30" style:family="paragraph" style:parent-style-name="Text_20_body" style:list-style-name="L14">
      <style:paragraph-properties fo:margin-top="0cm" fo:margin-bottom="0cm" style:contextual-spacing="false"/>
    </style:style>
    <style:style style:name="P31" style:family="paragraph" style:parent-style-name="Text_20_body" style:list-style-name="L15"/>
    <style:style style:name="P32" style:family="paragraph" style:parent-style-name="Text_20_body" style:list-style-name="L15">
      <style:paragraph-properties fo:margin-top="0cm" fo:margin-bottom="0cm" style:contextual-spacing="false"/>
    </style:style>
    <style:style style:name="P33" style:family="paragraph" style:parent-style-name="Text_20_body" style:list-style-name="L16"/>
    <style:style style:name="P34" style:family="paragraph" style:parent-style-name="Text_20_body" style:list-style-name="L16">
      <style:paragraph-properties fo:margin-top="0cm" fo:margin-bottom="0cm" style:contextual-spacing="false"/>
    </style:style>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8">
      <style:paragraph-properties fo:margin-top="0cm" fo:margin-bottom="0cm" style:contextual-spacing="false"/>
    </style:style>
    <style:style style:name="P38" style:family="paragraph" style:parent-style-name="Text_20_body" style:list-style-name="L19"/>
    <style:style style:name="P39" style:family="paragraph" style:parent-style-name="Text_20_body" style:list-style-name="L19">
      <style:paragraph-properties fo:margin-top="0cm" fo:margin-bottom="0cm" style:contextual-spacing="false"/>
    </style:style>
    <style:style style:name="P40" style:family="paragraph" style:parent-style-name="Text_20_body" style:list-style-name="L20"/>
    <style:style style:name="P41" style:family="paragraph" style:parent-style-name="Text_20_body" style:list-style-name="L20">
      <style:paragraph-properties fo:margin-top="0cm" fo:margin-bottom="0cm" style:contextual-spacing="false"/>
    </style:style>
    <style:style style:name="P42" style:family="paragraph" style:parent-style-name="Text_20_body" style:list-style-name="L21"/>
    <style:style style:name="P43" style:family="paragraph" style:parent-style-name="Text_20_body" style:list-style-name="L21">
      <style:paragraph-properties fo:margin-top="0cm" fo:margin-bottom="0cm" style:contextual-spacing="false"/>
    </style:style>
    <style:style style:name="P44" style:family="paragraph" style:parent-style-name="Text_20_body" style:list-style-name="L22"/>
    <style:style style:name="P45" style:family="paragraph" style:parent-style-name="Text_20_body" style:list-style-name="L22">
      <style:paragraph-properties fo:margin-top="0cm" fo:margin-bottom="0cm" style:contextual-spacing="false"/>
    </style:style>
    <style:style style:name="P46" style:family="paragraph" style:parent-style-name="Text_20_body" style:list-style-name="L23"/>
    <style:style style:name="P47" style:family="paragraph" style:parent-style-name="Text_20_body" style:list-style-name="L23">
      <style:paragraph-properties fo:margin-top="0cm" fo:margin-bottom="0cm" style:contextual-spacing="false"/>
    </style:style>
    <style:style style:name="P48" style:family="paragraph" style:parent-style-name="Text_20_body" style:list-style-name="L24"/>
    <style:style style:name="P49" style:family="paragraph" style:parent-style-name="Text_20_body" style:list-style-name="L24">
      <style:paragraph-properties fo:margin-top="0cm" fo:margin-bottom="0cm" style:contextual-spacing="false"/>
    </style:style>
    <style:style style:name="P50" style:family="paragraph" style:parent-style-name="Text_20_body" style:list-style-name="L25"/>
    <style:style style:name="P51" style:family="paragraph" style:parent-style-name="Text_20_body" style:list-style-name="L25">
      <style:paragraph-properties fo:margin-top="0cm" fo:margin-bottom="0cm" style:contextual-spacing="false"/>
    </style:style>
    <style:style style:name="P52" style:family="paragraph" style:parent-style-name="Text_20_body" style:list-style-name="L26"/>
    <style:style style:name="P53" style:family="paragraph" style:parent-style-name="Text_20_body" style:list-style-name="L26">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esenvolvimento de APIs com Django: Um Guia Completo</text:h>
      <text:h text:style-name="Heading_20_3" text:outline-level="3">Introdução</text:h>
      <text:list xml:id="list577972061" text:style-name="L1">
        <text:list-item>
          <text:p text:style-name="P3"><text:span text:style-name="Strong_20_Emphasis">O que é uma API?</text:span></text:p>
          <text:list>
            <text:list-item>
              <text:p text:style-name="P4">Definição e importância das APIs.</text:p>
            </text:list-item>
            <text:list-item>
              <text:p text:style-name="P4">Tipos de APIs (REST, SOAP, GraphQL).</text:p>
            </text:list-item>
          </text:list>
        </text:list-item>
        <text:list-item>
          <text:p text:style-name="P3"><text:span text:style-name="Strong_20_Emphasis">Por que Django?</text:span></text:p>
          <text:list>
            <text:list-item>
              <text:p text:style-name="P4">Vantagens de usar Django para desenvolvimento de APIs.</text:p>
            </text:list-item>
            <text:list-item>
              <text:p text:style-name="P3">Visão geral do Django REST Framework (DRF).</text:p>
            </text:list-item>
          </text:list>
        </text:list-item>
      </text:list>
      <text:h text:style-name="Heading_20_3" text:outline-level="3">Capítulo 1: Preparando o Ambiente</text:h>
      <text:list xml:id="list1399559620" text:style-name="L2">
        <text:list-item>
          <text:p text:style-name="P5"><text:span text:style-name="Strong_20_Emphasis">Instalação do Python</text:span></text:p>
          <text:list>
            <text:list-item>
              <text:p text:style-name="P6">Versão recomendada.</text:p>
            </text:list-item>
            <text:list-item>
              <text:p text:style-name="P6">Configuração do ambiente virtual.</text:p>
            </text:list-item>
          </text:list>
        </text:list-item>
        <text:list-item>
          <text:p text:style-name="P5"><text:span text:style-name="Strong_20_Emphasis">Instalação do Django</text:span></text:p>
          <text:list>
            <text:list-item>
              <text:p text:style-name="P6">Criando um novo projeto Django.</text:p>
            </text:list-item>
            <text:list-item>
              <text:p text:style-name="P6">Estrutura básica do projeto.</text:p>
            </text:list-item>
          </text:list>
        </text:list-item>
        <text:list-item>
          <text:p text:style-name="P5"><text:span text:style-name="Strong_20_Emphasis">Instalação do Django REST Framework</text:span></text:p>
          <text:list>
            <text:list-item>
              <text:p text:style-name="P6">Adicionando DRF ao projeto.</text:p>
            </text:list-item>
            <text:list-item>
              <text:p text:style-name="P5">Configuração inicial.</text:p>
            </text:list-item>
          </text:list>
        </text:list-item>
      </text:list>
      <text:h text:style-name="Heading_20_3" text:outline-level="3">Capítulo 2: Criando Seu Primeiro Endpoint</text:h>
      <text:list xml:id="list1301937210" text:style-name="L3">
        <text:list-item>
          <text:p text:style-name="P7"><text:span text:style-name="Strong_20_Emphasis">Modelagem de Dados</text:span></text:p>
          <text:list>
            <text:list-item>
              <text:p text:style-name="P8">Criando modelos no Django.</text:p>
            </text:list-item>
            <text:list-item>
              <text:p text:style-name="P8">Migrações do banco de dados.</text:p>
            </text:list-item>
          </text:list>
        </text:list-item>
        <text:list-item>
          <text:p text:style-name="P7"><text:span text:style-name="Strong_20_Emphasis">Serializers</text:span></text:p>
          <text:list>
            <text:list-item>
              <text:p text:style-name="P8">O que são serializers e por que são importantes.</text:p>
            </text:list-item>
            <text:list-item>
              <text:p text:style-name="P8">Criando e configurando serializers.</text:p>
            </text:list-item>
          </text:list>
        </text:list-item>
        <text:list-item>
          <text:p text:style-name="P7"><text:span text:style-name="Strong_20_Emphasis">Views</text:span></text:p>
          <text:list>
            <text:list-item>
              <text:p text:style-name="P8">Tipos de views no DRF.</text:p>
            </text:list-item>
            <text:list-item>
              <text:p text:style-name="P8">Criando views para listar e criar objetos.</text:p>
            </text:list-item>
          </text:list>
        </text:list-item>
        <text:list-item>
          <text:p text:style-name="P7"><text:span text:style-name="Strong_20_Emphasis">URLs</text:span></text:p>
          <text:list>
            <text:list-item>
              <text:p text:style-name="P8">Mapeando URLs para views.</text:p>
            </text:list-item>
            <text:list-item>
              <text:p text:style-name="P7">Configurando roteamento.</text:p>
            </text:list-item>
          </text:list>
        </text:list-item>
      </text:list>
      <text:h text:style-name="Heading_20_3" text:outline-level="3">Capítulo 3: CRUD Completo com Django REST Framework</text:h>
      <text:list xml:id="list533046446" text:style-name="L4">
        <text:list-item>
          <text:p text:style-name="P9"><text:span text:style-name="Strong_20_Emphasis">Operações de Leitura</text:span></text:p>
          <text:list>
            <text:list-item>
              <text:p text:style-name="P10">Listando e detalhando objetos.</text:p>
            </text:list-item>
            <text:list-item>
              <text:p text:style-name="P10">Filtragem e paginação.</text:p>
            </text:list-item>
          </text:list>
        </text:list-item>
        <text:list-item>
          <text:p text:style-name="P9"><text:soft-page-break/><text:span text:style-name="Strong_20_Emphasis">Operações de Escrita</text:span></text:p>
          <text:list>
            <text:list-item>
              <text:p text:style-name="P10">Criando, atualizando e deletando objetos.</text:p>
            </text:list-item>
            <text:list-item>
              <text:p text:style-name="P9">Validação de dados.</text:p>
            </text:list-item>
          </text:list>
        </text:list-item>
      </text:list>
      <text:h text:style-name="Heading_20_3" text:outline-level="3">Capítulo 4: Autenticação e Autorização</text:h>
      <text:list xml:id="list2353879476" text:style-name="L5">
        <text:list-item>
          <text:p text:style-name="P11"><text:span text:style-name="Strong_20_Emphasis">Autenticação Básica</text:span></text:p>
          <text:list>
            <text:list-item>
              <text:p text:style-name="P12">Configurando autenticação básica.</text:p>
            </text:list-item>
            <text:list-item>
              <text:p text:style-name="P12">Utilizando tokens.</text:p>
            </text:list-item>
          </text:list>
        </text:list-item>
        <text:list-item>
          <text:p text:style-name="P11"><text:span text:style-name="Strong_20_Emphasis">Autorização</text:span></text:p>
          <text:list>
            <text:list-item>
              <text:p text:style-name="P12">Permissões no DRF.</text:p>
            </text:list-item>
            <text:list-item>
              <text:p text:style-name="P11">Controle de acesso baseado em permissões.</text:p>
            </text:list-item>
          </text:list>
        </text:list-item>
      </text:list>
      <text:h text:style-name="Heading_20_3" text:outline-level="3">Capítulo 5: Testes de API</text:h>
      <text:list xml:id="list1432196116" text:style-name="L6">
        <text:list-item>
          <text:p text:style-name="P13"><text:span text:style-name="Strong_20_Emphasis">Testes Unitários</text:span></text:p>
          <text:list>
            <text:list-item>
              <text:p text:style-name="P14">Criando testes para modelos, views e serializers.</text:p>
            </text:list-item>
            <text:list-item>
              <text:p text:style-name="P14">Utilizando a biblioteca de testes do Django.</text:p>
            </text:list-item>
          </text:list>
        </text:list-item>
        <text:list-item>
          <text:p text:style-name="P13"><text:span text:style-name="Strong_20_Emphasis">Testes de Integração</text:span></text:p>
          <text:list>
            <text:list-item>
              <text:p text:style-name="P14">Testando endpoints com ferramentas como Postman.</text:p>
            </text:list-item>
            <text:list-item>
              <text:p text:style-name="P13">Automatizando testes com scripts.</text:p>
            </text:list-item>
          </text:list>
        </text:list-item>
      </text:list>
      <text:h text:style-name="Heading_20_3" text:outline-level="3">Capítulo 6: Documentação da API</text:h>
      <text:list xml:id="list532297903" text:style-name="L7">
        <text:list-item>
          <text:p text:style-name="P15"><text:span text:style-name="Strong_20_Emphasis">Usando Django REST Swagger</text:span></text:p>
          <text:list>
            <text:list-item>
              <text:p text:style-name="P16">Instalando e configurando o Swagger.</text:p>
            </text:list-item>
            <text:list-item>
              <text:p text:style-name="P16">Gerando documentação automática.</text:p>
            </text:list-item>
          </text:list>
        </text:list-item>
        <text:list-item>
          <text:p text:style-name="P15"><text:span text:style-name="Strong_20_Emphasis">Outras Ferramentas de Documentação</text:span></text:p>
          <text:list>
            <text:list-item>
              <text:p text:style-name="P15">Apresentação de outras ferramentas (Redoc, CoreAPI).</text:p>
            </text:list-item>
          </text:list>
        </text:list-item>
      </text:list>
      <text:h text:style-name="Heading_20_3" text:outline-level="3">Capítulo 7: Desempenho e Segurança</text:h>
      <text:list xml:id="list2828113391" text:style-name="L8">
        <text:list-item>
          <text:p text:style-name="P17"><text:span text:style-name="Strong_20_Emphasis">Otimização de Performance</text:span></text:p>
          <text:list>
            <text:list-item>
              <text:p text:style-name="P18">Caching.</text:p>
            </text:list-item>
            <text:list-item>
              <text:p text:style-name="P18">Limite de requisições.</text:p>
            </text:list-item>
          </text:list>
        </text:list-item>
        <text:list-item>
          <text:p text:style-name="P17"><text:span text:style-name="Strong_20_Emphasis">Melhores Práticas de Segurança</text:span></text:p>
          <text:list>
            <text:list-item>
              <text:p text:style-name="P18">Proteção contra ataques comuns (XSS, CSRF, etc.).</text:p>
            </text:list-item>
            <text:list-item>
              <text:p text:style-name="P17">Configurações de segurança no Django.</text:p>
            </text:list-item>
          </text:list>
        </text:list-item>
      </text:list>
      <text:h text:style-name="Heading_20_3" text:outline-level="3">Capítulo 8: Desdobrando a API em Produção</text:h>
      <text:list xml:id="list1993374458" text:style-name="L9">
        <text:list-item>
          <text:p text:style-name="P19"><text:span text:style-name="Strong_20_Emphasis">Preparando para Produção</text:span></text:p>
          <text:list>
            <text:list-item>
              <text:p text:style-name="P20">Configurações de produção.</text:p>
            </text:list-item>
            <text:list-item>
              <text:p text:style-name="P20">Boas práticas de deploy.</text:p>
            </text:list-item>
          </text:list>
        </text:list-item>
        <text:list-item>
          <text:p text:style-name="P19"><text:span text:style-name="Strong_20_Emphasis">Hospedagem</text:span></text:p>
          <text:list>
            <text:list-item>
              <text:p text:style-name="P20"><text:soft-page-break/>Escolhendo um provedor de hospedagem.</text:p>
            </text:list-item>
            <text:list-item>
              <text:p text:style-name="P19">Configurando servidores (Gunicorn, Nginx).</text:p>
            </text:list-item>
          </text:list>
        </text:list-item>
      </text:list>
      <text:h text:style-name="Heading_20_3" text:outline-level="3">Conclusão</text:h>
      <text:list xml:id="list4206716332" text:style-name="L10">
        <text:list-item>
          <text:p text:style-name="P21"><text:span text:style-name="Strong_20_Emphasis">Resumo do Conteúdo</text:span></text:p>
          <text:list>
            <text:list-item>
              <text:p text:style-name="P22">Recapitulando os principais pontos abordados.</text:p>
            </text:list-item>
          </text:list>
        </text:list-item>
        <text:list-item>
          <text:p text:style-name="P21"><text:span text:style-name="Strong_20_Emphasis">Próximos Passos</text:span></text:p>
          <text:list>
            <text:list-item>
              <text:p text:style-name="P22">Recursos adicionais para aprofundar o conhecimento.</text:p>
            </text:list-item>
            <text:list-item>
              <text:p text:style-name="P21">Comunidade e suporte.</text:p>
            </text:list-item>
          </text:list>
        </text:list-item>
      </text:list>
      <text:h text:style-name="Heading_20_3" text:outline-level="3">Apêndice</text:h>
      <text:list xml:id="list540960056" text:style-name="L11">
        <text:list-item>
          <text:p text:style-name="P23"><text:span text:style-name="Strong_20_Emphasis">Recursos Úteis</text:span></text:p>
          <text:list>
            <text:list-item>
              <text:p text:style-name="P24">Links para documentação.</text:p>
            </text:list-item>
            <text:list-item>
              <text:p text:style-name="P24">Ferramentas e bibliotecas recomendadas.</text:p>
            </text:list-item>
          </text:list>
        </text:list-item>
        <text:list-item>
          <text:p text:style-name="P23"><text:span text:style-name="Strong_20_Emphasis">Exemplos de Código</text:span></text:p>
          <text:list>
            <text:list-item>
              <text:p text:style-name="P24">Exemplos práticos adicionais.</text:p>
            </text:list-item>
            <text:list-item>
              <text:p text:style-name="P23">Snippets úteis para referência.</text:p>
            </text:list-item>
          </text:list>
        </text:list-item>
      </text:list>
      <text:p text:style-name="Standard"/>
      <text:p text:style-name="Standard"/>
      <text:h text:style-name="Heading_20_2" text:outline-level="2">Introdução</text:h>
      <text:h text:style-name="Heading_20_3" text:outline-level="3">O que é uma API?</text:h>
      <text:p text:style-name="Text_20_body"><text:span text:style-name="Strong_20_Emphasis">API (Application Programming Interface)</text:span> é um conjunto de regras e definições que permite que diferentes aplicações se comuniquem entre si. APIs são fundamentais para a integração de sistemas, permitindo que dados e funcionalidades sejam compartilhados de forma segura e eficiente.</text:p>
      <text:p text:style-name="Text_20_body"><text:span text:style-name="Strong_20_Emphasis">Tipos de APIs</text:span>:</text:p>
      <text:list xml:id="list343109726" text:style-name="L12">
        <text:list-item>
          <text:p text:style-name="P26"><text:span text:style-name="Strong_20_Emphasis">REST (Representational State Transfer)</text:span>: Baseado em recursos e usa HTTP. É simples, escalável e amplamente utilizado.</text:p>
        </text:list-item>
        <text:list-item>
          <text:p text:style-name="P26"><text:span text:style-name="Strong_20_Emphasis">SOAP (Simple Object Access Protocol)</text:span>: Protocolo baseado em XML que é mais rígido e padronizado.</text:p>
        </text:list-item>
        <text:list-item>
          <text:p text:style-name="P25"><text:span text:style-name="Strong_20_Emphasis">GraphQL</text:span>: Linguagem de consulta desenvolvida pelo Facebook que permite ao cliente especificar exatamente quais dados precisa.</text:p>
        </text:list-item>
      </text:list>
      <text:h text:style-name="Heading_20_3" text:outline-level="3">Por que Django?</text:h>
      <text:p text:style-name="Text_20_body"><text:span text:style-name="Strong_20_Emphasis">Django</text:span> é um framework web de alto nível escrito em Python que incentiva o desenvolvimento rápido e um design limpo e pragmático. Ele possui uma ampla gama de funcionalidades integradas, como ORM, autenticação, administração, e muito mais.</text:p>
      <text:p text:style-name="Text_20_body"><text:span text:style-name="Strong_20_Emphasis">Vantagens de usar Django para desenvolvimento de APIs</text:span>:</text:p>
      <text:list xml:id="list2641042863" text:style-name="L13">
        <text:list-item>
          <text:p text:style-name="P28">Desenvolvimento rápido com menos código.</text:p>
        </text:list-item>
        <text:list-item>
          <text:p text:style-name="P28">Segurança integrada.</text:p>
        </text:list-item>
        <text:list-item>
          <text:p text:style-name="P28"><text:soft-page-break/>Escalabilidade.</text:p>
        </text:list-item>
        <text:list-item>
          <text:p text:style-name="P27">Grande comunidade e muita documentação.</text:p>
        </text:list-item>
      </text:list>
      <text:p text:style-name="Text_20_body"><text:span text:style-name="Strong_20_Emphasis">Django REST Framework (DRF)</text:span> é uma biblioteca poderosa e flexível para construir APIs web com Django. Ele fornece uma interface poderosa, funcionalidades automáticas e uma comunidade ativa.</text:p>
      <text:h text:style-name="Heading_20_2" text:outline-level="2">Capítulo 1: Preparando o Ambiente</text:h>
      <text:h text:style-name="Heading_20_3" text:outline-level="3">Instalação do Python</text:h>
      <text:p text:style-name="Text_20_body"><text:span text:style-name="Strong_20_Emphasis">Versão Recomendada</text:span>: Python 3.8 ou superior.</text:p>
      <text:p text:style-name="Text_20_body"><text:span text:style-name="Strong_20_Emphasis">Instalação</text:span>:</text:p>
      <text:list xml:id="list1303799194" text:style-name="L14">
        <text:list-item>
          <text:p text:style-name="P30">Baixe o Python do site oficial: <text:a xlink:type="simple" xlink:href="https://www.python.org/" office:target-frame-name="_new" xlink:show="replace" text:style-name="Internet_20_link" text:visited-style-name="Visited_20_Internet_20_Link">python.org</text:a></text:p>
        </text:list-item>
        <text:list-item>
          <text:p text:style-name="P29">Siga as instruções de instalação para o seu sistema operacional.</text:p>
        </text:list-item>
      </text:list>
      <text:p text:style-name="Text_20_body"><text:span text:style-name="Strong_20_Emphasis">Configuração do Ambiente Virtual</text:span>:</text:p>
      <text:p text:style-name="Preformatted_20_Text">bash</text:p>
      <text:p text:style-name="Preformatted_20_Text">Copiar código</text:p>
      <text:p text:style-name="P1"><text:span text:style-name="Source_20_Text">python -m venv venv</text:span></text:p>
      <text:p text:style-name="P2"><text:span text:style-name="Source_20_Text">source venv/bin/activate <text:s/># No Windows, use venv\Scripts\activate</text:span></text:p>
      <text:h text:style-name="Heading_20_3" text:outline-level="3">Instalação do Django</text:h>
      <text:p text:style-name="Text_20_body"><text:span text:style-name="Strong_20_Emphasis">Criando um Novo Projeto Django</text:span>:</text:p>
      <text:p text:style-name="Preformatted_20_Text">bash</text:p>
      <text:p text:style-name="Preformatted_20_Text">Copiar código</text:p>
      <text:p text:style-name="P1"><text:span text:style-name="Source_20_Text">pip install django</text:span></text:p>
      <text:p text:style-name="P1"><text:span text:style-name="Source_20_Text">django-admin startproject myproject</text:span></text:p>
      <text:p text:style-name="P1"><text:span text:style-name="Source_20_Text">cd myproject</text:span></text:p>
      <text:p text:style-name="P2"><text:span text:style-name="Source_20_Text">python manage.py runserver</text:span></text:p>
      <text:p text:style-name="Text_20_body"><text:span text:style-name="Strong_20_Emphasis">Estrutura Básica do Projeto</text:span>:</text:p>
      <text:list xml:id="list952365832" text:style-name="L15">
        <text:list-item>
          <text:p text:style-name="P32"><text:span text:style-name="Strong_20_Emphasis">manage.py</text:span>: Script de comando de linha para gerenciar o projeto.</text:p>
        </text:list-item>
        <text:list-item>
          <text:p text:style-name="P32"><text:span text:style-name="Strong_20_Emphasis">myproject/</text:span>: Diretório do projeto contendo configurações e URLs.</text:p>
        </text:list-item>
        <text:list-item>
          <text:p text:style-name="P32"><text:span text:style-name="Strong_20_Emphasis">myproject/settings.py</text:span>: Configurações do projeto.</text:p>
        </text:list-item>
        <text:list-item>
          <text:p text:style-name="P31"><text:span text:style-name="Strong_20_Emphasis">myproject/urls.py</text:span>: Configuração de roteamento de URLs.</text:p>
        </text:list-item>
      </text:list>
      <text:h text:style-name="Heading_20_3" text:outline-level="3">Instalação do Django REST Framework</text:h>
      <text:p text:style-name="Text_20_body"><text:span text:style-name="Strong_20_Emphasis">Adicionando DRF ao Projeto</text:span>:</text:p>
      <text:p text:style-name="Preformatted_20_Text">bash</text:p>
      <text:p text:style-name="Preformatted_20_Text">Copiar código</text:p>
      <text:p text:style-name="P2"><text:span text:style-name="Source_20_Text">pip install djangorestframework</text:span></text:p>
      <text:p text:style-name="Text_20_body"><text:span text:style-name="Strong_20_Emphasis">Configuração Inicial</text:span>: Adicione <text:span text:style-name="Source_20_Text">'rest_framework'</text:span> ao <text:span text:style-name="Source_20_Text">INSTALLED_APPS</text:span> em <text:span text:style-name="Source_20_Text">myproject/settings.py</text:span>:</text:p>
      <text:p text:style-name="Preformatted_20_Text">python</text:p>
      <text:p text:style-name="Preformatted_20_Text">Copiar código</text:p>
      <text:p text:style-name="P1"><text:span text:style-name="Source_20_Text">INSTALLED_APPS = [</text:span></text:p>
      <text:p text:style-name="P1"><text:soft-page-break/><text:span text:style-name="Source_20_Text"><text:s text:c="4"/>...</text:span></text:p>
      <text:p text:style-name="P1"><text:span text:style-name="Source_20_Text"><text:s text:c="4"/>'rest_framework',</text:span></text:p>
      <text:p text:style-name="P2"><text:span text:style-name="Source_20_Text">]</text:span></text:p>
      <text:h text:style-name="Heading_20_2" text:outline-level="2">Capítulo 2: Criando Seu Primeiro Endpoint</text:h>
      <text:h text:style-name="Heading_20_3" text:outline-level="3">Modelagem de Dados</text:h>
      <text:p text:style-name="Text_20_body"><text:span text:style-name="Strong_20_Emphasis">Criando Modelos no Django</text:span>:</text:p>
      <text:p text:style-name="Preformatted_20_Text">python</text:p>
      <text:p text:style-name="Preformatted_20_Text">Copiar código</text:p>
      <text:p text:style-name="P1"><text:span text:style-name="Source_20_Text"># myapp/models.py</text:span></text:p>
      <text:p text:style-name="P1"><text:span text:style-name="Source_20_Text">from django.db import models</text:span></text:p>
      <text:p text:style-name="P1"/>
      <text:p text:style-name="P1"><text:span text:style-name="Source_20_Text">class Post(models.Model):</text:span></text:p>
      <text:p text:style-name="P1"><text:span text:style-name="Source_20_Text"><text:s text:c="4"/>title = models.CharField(max_length=100)</text:span></text:p>
      <text:p text:style-name="P1"><text:span text:style-name="Source_20_Text"><text:s text:c="4"/>content = models.TextField()</text:span></text:p>
      <text:p text:style-name="P2"><text:span text:style-name="Source_20_Text"><text:s text:c="4"/>created_at = models.DateTimeField(auto_now_add=True)</text:span></text:p>
      <text:p text:style-name="Text_20_body"><text:span text:style-name="Strong_20_Emphasis">Migrações do Banco de Dados</text:span>:</text:p>
      <text:p text:style-name="Preformatted_20_Text">bash</text:p>
      <text:p text:style-name="Preformatted_20_Text">Copiar código</text:p>
      <text:p text:style-name="P1"><text:span text:style-name="Source_20_Text">python manage.py makemigrations</text:span></text:p>
      <text:p text:style-name="P2"><text:span text:style-name="Source_20_Text">python manage.py migrate</text:span></text:p>
      <text:h text:style-name="Heading_20_3" text:outline-level="3">Serializers</text:h>
      <text:p text:style-name="Text_20_body"><text:span text:style-name="Strong_20_Emphasis">O que são Serializers?</text:span> Serializers no DRF são usados para converter complexos tipos de dados, como querysets de Django, em tipos de dados nativos de Python, como dicionários, que podem ser facilmente renderizados em JSON ou XML.</text:p>
      <text:p text:style-name="Text_20_body"><text:span text:style-name="Strong_20_Emphasis">Criando e Configurando Serializers</text:span>:</text:p>
      <text:p text:style-name="Preformatted_20_Text">python</text:p>
      <text:p text:style-name="Preformatted_20_Text">Copiar código</text:p>
      <text:p text:style-name="P1"><text:span text:style-name="Source_20_Text"># myapp/serializers.py</text:span></text:p>
      <text:p text:style-name="P1"><text:span text:style-name="Source_20_Text">from rest_framework import serializers</text:span></text:p>
      <text:p text:style-name="P1"><text:span text:style-name="Source_20_Text">from .models import Post</text:span></text:p>
      <text:p text:style-name="P1"/>
      <text:p text:style-name="P1"><text:span text:style-name="Source_20_Text">class PostSerializer(serializers.ModelSerializer):</text:span></text:p>
      <text:p text:style-name="P1"><text:span text:style-name="Source_20_Text"><text:s text:c="4"/>class Meta:</text:span></text:p>
      <text:p text:style-name="P1"><text:span text:style-name="Source_20_Text"><text:s text:c="8"/>model = Post</text:span></text:p>
      <text:p text:style-name="P2"><text:span text:style-name="Source_20_Text"><text:s text:c="8"/>fields = ['id', 'title', 'content', 'created_at']</text:span></text:p>
      <text:h text:style-name="Heading_20_3" text:outline-level="3">Views</text:h>
      <text:p text:style-name="Text_20_body"><text:span text:style-name="Strong_20_Emphasis">Tipos de Views no DRF</text:span>:</text:p>
      <text:list xml:id="list356301985" text:style-name="L16">
        <text:list-item>
          <text:p text:style-name="P34"><text:span text:style-name="Strong_20_Emphasis">Function-Based Views (FBV)</text:span>: Funções para cada ação.</text:p>
        </text:list-item>
        <text:list-item>
          <text:p text:style-name="P34"><text:span text:style-name="Strong_20_Emphasis">Class-Based Views (CBV)</text:span>: Classes que herdam de <text:span text:style-name="Source_20_Text">APIView</text:span>.</text:p>
        </text:list-item>
        <text:list-item>
          <text:p text:style-name="P33"><text:span text:style-name="Strong_20_Emphasis">Viewsets</text:span>: Classes que fornecem ações automatizadas.</text:p>
        </text:list-item>
      </text:list>
      <text:p text:style-name="Text_20_body"><text:span text:style-name="Strong_20_Emphasis">Criando Views para Listar e Criar Objetos</text:span>:</text:p>
      <text:p text:style-name="Preformatted_20_Text">python</text:p>
      <text:p text:style-name="Preformatted_20_Text">Copiar código</text:p>
      <text:p text:style-name="P1"><text:soft-page-break/><text:span text:style-name="Source_20_Text"># myapp/views.py</text:span></text:p>
      <text:p text:style-name="P1"><text:span text:style-name="Source_20_Text">from rest_framework import generics</text:span></text:p>
      <text:p text:style-name="P1"><text:span text:style-name="Source_20_Text">from .models import Post</text:span></text:p>
      <text:p text:style-name="P1"><text:span text:style-name="Source_20_Text">from .serializers import PostSerializer</text:span></text:p>
      <text:p text:style-name="P1"/>
      <text:p text:style-name="P1"><text:span text:style-name="Source_20_Text">class PostListCreate(generics.ListCreateAPIView):</text:span></text:p>
      <text:p text:style-name="P1"><text:span text:style-name="Source_20_Text"><text:s text:c="4"/>queryset = Post.objects.all()</text:span></text:p>
      <text:p text:style-name="P2"><text:span text:style-name="Source_20_Text"><text:s text:c="4"/>serializer_class = PostSerializer</text:span></text:p>
      <text:h text:style-name="Heading_20_3" text:outline-level="3">URLs</text:h>
      <text:p text:style-name="Text_20_body"><text:span text:style-name="Strong_20_Emphasis">Mapeando URLs para Views</text:span>:</text:p>
      <text:p text:style-name="Preformatted_20_Text">python</text:p>
      <text:p text:style-name="Preformatted_20_Text">Copiar código</text:p>
      <text:p text:style-name="P1"><text:span text:style-name="Source_20_Text"># myapp/urls.py</text:span></text:p>
      <text:p text:style-name="P1"><text:span text:style-name="Source_20_Text">from django.urls import path</text:span></text:p>
      <text:p text:style-name="P1"><text:span text:style-name="Source_20_Text">from .views import PostListCreate</text:span></text:p>
      <text:p text:style-name="P1"/>
      <text:p text:style-name="P1"><text:span text:style-name="Source_20_Text">urlpatterns = [</text:span></text:p>
      <text:p text:style-name="P1"><text:span text:style-name="Source_20_Text"><text:s text:c="4"/>path('posts/', PostListCreate.as_view(), name='post-list-create'),</text:span></text:p>
      <text:p text:style-name="P1"><text:span text:style-name="Source_20_Text">]</text:span></text:p>
      <text:p text:style-name="P1"/>
      <text:p text:style-name="P1"><text:span text:style-name="Source_20_Text"># myproject/urls.py</text:span></text:p>
      <text:p text:style-name="P1"><text:span text:style-name="Source_20_Text">from django.contrib import admin</text:span></text:p>
      <text:p text:style-name="P1"><text:span text:style-name="Source_20_Text">from django.urls import path, include</text:span></text:p>
      <text:p text:style-name="P1"/>
      <text:p text:style-name="P1"><text:span text:style-name="Source_20_Text">urlpatterns = [</text:span></text:p>
      <text:p text:style-name="P1"><text:span text:style-name="Source_20_Text"><text:s text:c="4"/>path('admin/', admin.site.urls),</text:span></text:p>
      <text:p text:style-name="P1"><text:span text:style-name="Source_20_Text"><text:s text:c="4"/>path('api/', include('myapp.urls')),</text:span></text:p>
      <text:p text:style-name="P2"><text:span text:style-name="Source_20_Text">]</text:span></text:p>
      <text:h text:style-name="Heading_20_2" text:outline-level="2">Capítulo 3: CRUD Completo com Django REST Framework</text:h>
      <text:h text:style-name="Heading_20_3" text:outline-level="3">Operações de Leitura</text:h>
      <text:p text:style-name="Text_20_body"><text:span text:style-name="Strong_20_Emphasis">Listando e Detalhando Objetos</text:span>:</text:p>
      <text:p text:style-name="Preformatted_20_Text">python</text:p>
      <text:p text:style-name="Preformatted_20_Text">Copiar código</text:p>
      <text:p text:style-name="P1"><text:span text:style-name="Source_20_Text"># myapp/views.py</text:span></text:p>
      <text:p text:style-name="P1"><text:span text:style-name="Source_20_Text">class PostDetail(generics.RetrieveUpdateDestroyAPIView):</text:span></text:p>
      <text:p text:style-name="P1"><text:span text:style-name="Source_20_Text"><text:s text:c="4"/>queryset = Post.objects.all()</text:span></text:p>
      <text:p text:style-name="P1"><text:span text:style-name="Source_20_Text"><text:s text:c="4"/>serializer_class = PostSerializer</text:span></text:p>
      <text:p text:style-name="P1"/>
      <text:p text:style-name="P1"><text:span text:style-name="Source_20_Text"># myapp/urls.py</text:span></text:p>
      <text:p text:style-name="P1"><text:span text:style-name="Source_20_Text">urlpatterns = [</text:span></text:p>
      <text:p text:style-name="P1"><text:span text:style-name="Source_20_Text"><text:s text:c="4"/>path('posts/', PostListCreate.as_view(), name='post-list-create'),</text:span></text:p>
      <text:p text:style-name="P1"><text:span text:style-name="Source_20_Text"><text:s text:c="4"/>path('posts/&lt;int:pk&gt;/', PostDetail.as_view(), name='post-detail'),</text:span></text:p>
      <text:p text:style-name="P2"><text:span text:style-name="Source_20_Text">]</text:span></text:p>
      <text:p text:style-name="Text_20_body"><text:span text:style-name="Strong_20_Emphasis">Filtragem e Paginação</text:span>:</text:p>
      <text:p text:style-name="Preformatted_20_Text">python</text:p>
      <text:p text:style-name="Preformatted_20_Text">Copiar código</text:p>
      <text:p text:style-name="P1"><text:span text:style-name="Source_20_Text"># myproject/settings.py</text:span></text:p>
      <text:p text:style-name="P1"><text:span text:style-name="Source_20_Text">REST_FRAMEWORK = {</text:span></text:p>
      <text:p text:style-name="P1"><text:span text:style-name="Source_20_Text"><text:s text:c="4"/>'DEFAULT_PAGINATION_CLASS': 'rest_framework.pagination.PageNumberPagination',</text:span></text:p>
      <text:p text:style-name="P1"><text:span text:style-name="Source_20_Text"><text:s text:c="4"/>'PAGE_SIZE': 10</text:span></text:p>
      <text:p text:style-name="P1"><text:span text:style-name="Source_20_Text">}</text:span></text:p>
      <text:p text:style-name="P1"><text:soft-page-break/></text:p>
      <text:p text:style-name="P1"><text:span text:style-name="Source_20_Text"># myapp/views.py</text:span></text:p>
      <text:p text:style-name="P1"><text:span text:style-name="Source_20_Text">from rest_framework import filters</text:span></text:p>
      <text:p text:style-name="P1"/>
      <text:p text:style-name="P1"><text:span text:style-name="Source_20_Text">class PostListCreate(generics.ListCreateAPIView):</text:span></text:p>
      <text:p text:style-name="P1"><text:span text:style-name="Source_20_Text"><text:s text:c="4"/>queryset = Post.objects.all()</text:span></text:p>
      <text:p text:style-name="P1"><text:span text:style-name="Source_20_Text"><text:s text:c="4"/>serializer_class = PostSerializer</text:span></text:p>
      <text:p text:style-name="P1"><text:span text:style-name="Source_20_Text"><text:s text:c="4"/>filter_backends = [filters.SearchFilter, filters.OrderingFilter]</text:span></text:p>
      <text:p text:style-name="P1"><text:span text:style-name="Source_20_Text"><text:s text:c="4"/>search_fields = ['title', 'content']</text:span></text:p>
      <text:p text:style-name="P2"><text:span text:style-name="Source_20_Text"><text:s text:c="4"/>ordering_fields = ['created_at']</text:span></text:p>
      <text:h text:style-name="Heading_20_3" text:outline-level="3">Operações de Escrita</text:h>
      <text:p text:style-name="Text_20_body"><text:span text:style-name="Strong_20_Emphasis">Criando, Atualizando e Deletando Objetos</text:span>:</text:p>
      <text:p text:style-name="Preformatted_20_Text">python</text:p>
      <text:p text:style-name="Preformatted_20_Text">Copiar código</text:p>
      <text:p text:style-name="P1"><text:span text:style-name="Source_20_Text"># myapp/views.py</text:span></text:p>
      <text:p text:style-name="P1"><text:span text:style-name="Source_20_Text">class PostDetail(generics.RetrieveUpdateDestroyAPIView):</text:span></text:p>
      <text:p text:style-name="P1"><text:span text:style-name="Source_20_Text"><text:s text:c="4"/>queryset = Post.objects.all()</text:span></text:p>
      <text:p text:style-name="P2"><text:span text:style-name="Source_20_Text"><text:s text:c="4"/>serializer_class = PostSerializer</text:span></text:p>
      <text:p text:style-name="Text_20_body"><text:span text:style-name="Strong_20_Emphasis">Validação de Dados</text:span>:</text:p>
      <text:p text:style-name="Preformatted_20_Text">python</text:p>
      <text:p text:style-name="Preformatted_20_Text">Copiar código</text:p>
      <text:p text:style-name="P1"><text:span text:style-name="Source_20_Text"># myapp/serializers.py</text:span></text:p>
      <text:p text:style-name="P1"><text:span text:style-name="Source_20_Text">class PostSerializer(serializers.ModelSerializer):</text:span></text:p>
      <text:p text:style-name="P1"><text:span text:style-name="Source_20_Text"><text:s text:c="4"/>class Meta:</text:span></text:p>
      <text:p text:style-name="P1"><text:span text:style-name="Source_20_Text"><text:s text:c="8"/>model = Post</text:span></text:p>
      <text:p text:style-name="P1"><text:span text:style-name="Source_20_Text"><text:s text:c="8"/>fields = ['id', 'title', 'content', 'created_at']</text:span></text:p>
      <text:p text:style-name="P1"/>
      <text:p text:style-name="P1"><text:span text:style-name="Source_20_Text"><text:s text:c="4"/>def validate_title(self, value):</text:span></text:p>
      <text:p text:style-name="P1"><text:span text:style-name="Source_20_Text"><text:s text:c="8"/>if len(value) &lt; 5:</text:span></text:p>
      <text:p text:style-name="P1"><text:span text:style-name="Source_20_Text"><text:s text:c="12"/>raise serializers.ValidationError("O título deve ter pelo menos 5 caracteres.")</text:span></text:p>
      <text:p text:style-name="P2"><text:span text:style-name="Source_20_Text"><text:s text:c="8"/>return value</text:span></text:p>
      <text:h text:style-name="Heading_20_2" text:outline-level="2">Capítulo 4: Autenticação e Autorização</text:h>
      <text:h text:style-name="Heading_20_3" text:outline-level="3">Autenticação Básica</text:h>
      <text:p text:style-name="Text_20_body"><text:span text:style-name="Strong_20_Emphasis">Configurando Autenticação Básica</text:span>:</text:p>
      <text:p text:style-name="Preformatted_20_Text">python</text:p>
      <text:p text:style-name="Preformatted_20_Text">Copiar código</text:p>
      <text:p text:style-name="P1"><text:span text:style-name="Source_20_Text"># myproject/settings.py</text:span></text:p>
      <text:p text:style-name="P1"><text:span text:style-name="Source_20_Text">REST_FRAMEWORK = {</text:span></text:p>
      <text:p text:style-name="P1"><text:span text:style-name="Source_20_Text"><text:s text:c="4"/>'DEFAULT_AUTHENTICATION_CLASSES': [</text:span></text:p>
      <text:p text:style-name="P1"><text:span text:style-name="Source_20_Text"><text:s text:c="8"/>'rest_framework.authentication.BasicAuthentication',</text:span></text:p>
      <text:p text:style-name="P1"><text:span text:style-name="Source_20_Text"><text:s text:c="4"/>],</text:span></text:p>
      <text:p text:style-name="P1"><text:span text:style-name="Source_20_Text"><text:s text:c="4"/>'DEFAULT_PERMISSION_CLASSES': [</text:span></text:p>
      <text:p text:style-name="P1"><text:span text:style-name="Source_20_Text"><text:s text:c="8"/>'rest_framework.permissions.IsAuthenticated',</text:span></text:p>
      <text:p text:style-name="P1"><text:span text:style-name="Source_20_Text"><text:s text:c="4"/>],</text:span></text:p>
      <text:p text:style-name="P2"><text:span text:style-name="Source_20_Text">}</text:span></text:p>
      <text:p text:style-name="Text_20_body"><text:span text:style-name="Strong_20_Emphasis">Utilizando Tokens</text:span>:</text:p>
      <text:p text:style-name="Preformatted_20_Text">bash</text:p>
      <text:p text:style-name="Preformatted_20_Text">Copiar código</text:p>
      <text:p text:style-name="P2"><text:soft-page-break/><text:span text:style-name="Source_20_Text">pip install djangorestframework-simplejwt</text:span></text:p>
      <text:p text:style-name="Preformatted_20_Text">python</text:p>
      <text:p text:style-name="Preformatted_20_Text">Copiar código</text:p>
      <text:p text:style-name="P1"><text:span text:style-name="Source_20_Text"># myproject/settings.py</text:span></text:p>
      <text:p text:style-name="P1"><text:span text:style-name="Source_20_Text">REST_FRAMEWORK = {</text:span></text:p>
      <text:p text:style-name="P1"><text:span text:style-name="Source_20_Text"><text:s text:c="4"/>'DEFAULT_AUTHENTICATION_CLASSES': [</text:span></text:p>
      <text:p text:style-name="P1"><text:span text:style-name="Source_20_Text"><text:s text:c="8"/>'rest_framework_simplejwt.authentication.JWTAuthentication',</text:span></text:p>
      <text:p text:style-name="P1"><text:span text:style-name="Source_20_Text"><text:s text:c="4"/>],</text:span></text:p>
      <text:p text:style-name="P1"><text:span text:style-name="Source_20_Text">}</text:span></text:p>
      <text:p text:style-name="P1"/>
      <text:p text:style-name="P1"><text:span text:style-name="Source_20_Text"># myproject/urls.py</text:span></text:p>
      <text:p text:style-name="P1"><text:span text:style-name="Source_20_Text">from rest_framework_simplejwt.views import (</text:span></text:p>
      <text:p text:style-name="P1"><text:span text:style-name="Source_20_Text"><text:s text:c="4"/>TokenObtainPairView,</text:span></text:p>
      <text:p text:style-name="P1"><text:span text:style-name="Source_20_Text"><text:s text:c="4"/>TokenRefreshView,</text:span></text:p>
      <text:p text:style-name="P1"><text:span text:style-name="Source_20_Text">)</text:span></text:p>
      <text:p text:style-name="P1"/>
      <text:p text:style-name="P1"><text:span text:style-name="Source_20_Text">urlpatterns = [</text:span></text:p>
      <text:p text:style-name="P1"><text:span text:style-name="Source_20_Text"><text:s text:c="4"/>...</text:span></text:p>
      <text:p text:style-name="P1"><text:span text:style-name="Source_20_Text"><text:s text:c="4"/>path('api/token/', TokenObtainPairView.as_view(), name='token_obtain_pair'),</text:span></text:p>
      <text:p text:style-name="P1"><text:span text:style-name="Source_20_Text"><text:s text:c="4"/>path('api/token/refresh/', TokenRefreshView.as_view(), name='token_refresh'),</text:span></text:p>
      <text:p text:style-name="P2"><text:span text:style-name="Source_20_Text">]</text:span></text:p>
      <text:h text:style-name="Heading_20_3" text:outline-level="3">Autorização</text:h>
      <text:p text:style-name="Text_20_body"><text:span text:style-name="Strong_20_Emphasis">Permissões no DRF</text:span>:</text:p>
      <text:p text:style-name="Preformatted_20_Text">python</text:p>
      <text:p text:style-name="Preformatted_20_Text">Copiar código</text:p>
      <text:p text:style-name="P1"><text:span text:style-name="Source_20_Text">from rest_framework import permissions</text:span></text:p>
      <text:p text:style-name="P1"/>
      <text:p text:style-name="P1"><text:span text:style-name="Source_20_Text">class IsOwnerOrReadOnly(permissions.BasePermission):</text:span></text:p>
      <text:p text:style-name="P1"><text:span text:style-name="Source_20_Text"><text:s text:c="4"/>def has_object_permission(self, request, view, obj):</text:span></text:p>
      <text:p text:style-name="P1"><text:span text:style-name="Source_20_Text"><text:s text:c="8"/>if request.method in permissions.SAFE_METHODS:</text:span></text:p>
      <text:p text:style-name="P1"><text:span text:style-name="Source_20_Text"><text:s text:c="12"/>return True</text:span></text:p>
      <text:p text:style-name="P2"><text:span text:style-name="Source_20_Text"><text:s text:c="8"/>return obj.owner == request.user</text:span></text:p>
      <text:p text:style-name="Text_20_body"><text:span text:style-name="Strong_20_Emphasis">Controle de Acesso Baseado em Permissões</text:span>:</text:p>
      <text:p text:style-name="Preformatted_20_Text">python</text:p>
      <text:p text:style-name="Preformatted_20_Text">Copiar código</text:p>
      <text:p text:style-name="P1"><text:span text:style-name="Source_20_Text"># myapp/views.py</text:span></text:p>
      <text:p text:style-name="P1"><text:span text:style-name="Source_20_Text">from .permissions import IsOwnerOrReadOnly</text:span></text:p>
      <text:p text:style-name="P1"/>
      <text:p text:style-name="P1"><text:span text:style-name="Source_20_Text">class PostDetail(generics.RetrieveUpdateDestroyAPIView):</text:span></text:p>
      <text:p text:style-name="P1"><text:span text:style-name="Source_20_Text"><text:s text:c="4"/>queryset = Post.objects.all()</text:span></text:p>
      <text:p text:style-name="P1"><text:span text:style-name="Source_20_Text"><text:s text:c="4"/>serializer_class = PostSerializer</text:span></text:p>
      <text:p text:style-name="P2"><text:span text:style-name="Source_20_Text"><text:s text:c="4"/>permission_classes = [IsOwnerOrReadOnly]</text:span></text:p>
      <text:h text:style-name="Heading_20_2" text:outline-level="2">Capítulo 5: Testes de API</text:h>
      <text:h text:style-name="Heading_20_3" text:outline-level="3">Testes Unitários</text:h>
      <text:p text:style-name="Text_20_body"><text:span text:style-name="Strong_20_Emphasis">Criando Testes para Modelos, Views e Serializers</text:span>:</text:p>
      <text:p text:style-name="Preformatted_20_Text">python</text:p>
      <text:p text:style-name="Preformatted_20_Text">Copiar código</text:p>
      <text:p text:style-name="P1"><text:span text:style-name="Source_20_Text"># myapp/tests.py</text:span></text:p>
      <text:p text:style-name="P1"><text:span text:style-name="Source_20_Text">from django.test import TestCase</text:span></text:p>
      <text:p text:style-name="P1"><text:soft-page-break/><text:span text:style-name="Source_20_Text">from .models import Post</text:span></text:p>
      <text:p text:style-name="P1"/>
      <text:p text:style-name="P1"><text:span text:style-name="Source_20_Text">class PostModelTest(TestCase):</text:span></text:p>
      <text:p text:style-name="P1"><text:span text:style-name="Source_20_Text"><text:s text:c="4"/>def setUp(self):</text:span></text:p>
      <text:p text:style-name="P1"><text:span text:style-name="Source_20_Text"><text:s text:c="8"/>Post.objects.create(title="Teste", content="Conteúdo de teste")</text:span></text:p>
      <text:p text:style-name="P1"/>
      <text:p text:style-name="P1"><text:span text:style-name="Source_20_Text"><text:s text:c="4"/>def test_post_content(self):</text:span></text:p>
      <text:p text:style-name="P1"><text:span text:style-name="Source_20_Text"><text:s text:c="8"/>post = Post.objects.get(id=1)</text:span></text:p>
      <text:p text:style-name="P1"><text:span text:style-name="Source_20_Text"><text:s text:c="8"/>expected_title = f'{post.title}'</text:span></text:p>
      <text:p text:style-name="P1"><text:span text:style-name="Source_20_Text"><text:s text:c="8"/>expected_content = f'{post.content}'</text:span></text:p>
      <text:p text:style-name="P1"><text:span text:style-name="Source_20_Text"><text:s text:c="8"/>self.assertEqual(expected_title, "Teste")</text:span></text:p>
      <text:p text:style-name="P2"><text:span text:style-name="Source_20_Text"><text:s text:c="8"/>self.assertEqual(expected_content, "Conteúdo de teste")</text:span></text:p>
      <text:h text:style-name="Heading_20_3" text:outline-level="3">Testes de Integração</text:h>
      <text:p text:style-name="Text_20_body"><text:span text:style-name="Strong_20_Emphasis">Testando Endpoints com Ferramentas como Postman</text:span>:</text:p>
      <text:list xml:id="list3262599582" text:style-name="L17">
        <text:list-item>
          <text:p text:style-name="P35">Configure e execute suas APIs no Postman para garantir que os endpoints estão funcionando conforme esperado.</text:p>
        </text:list-item>
      </text:list>
      <text:p text:style-name="Text_20_body"><text:span text:style-name="Strong_20_Emphasis">Automatizando Testes com Scripts</text:span>:</text:p>
      <text:p text:style-name="Preformatted_20_Text">python</text:p>
      <text:p text:style-name="Preformatted_20_Text">Copiar código</text:p>
      <text:p text:style-name="P1"><text:span text:style-name="Source_20_Text"># myapp/tests.py</text:span></text:p>
      <text:p text:style-name="P2"><text:span text:style-name="Source_20_Text">from rest_framework</text:span></text:p>
      <text:p text:style-name="P1"><text:span text:style-name="Source_20_Text">from rest_framework.test import APITestCase</text:span></text:p>
      <text:p text:style-name="P1"><text:span text:style-name="Source_20_Text">from django.urls import reverse</text:span></text:p>
      <text:p text:style-name="P1"><text:span text:style-name="Source_20_Text">from rest_framework import status</text:span></text:p>
      <text:p text:style-name="P1"><text:span text:style-name="Source_20_Text">from .models import Post</text:span></text:p>
      <text:p text:style-name="P1"><text:span text:style-name="Source_20_Text">from .serializers import PostSerializer</text:span></text:p>
      <text:p text:style-name="P1"/>
      <text:p text:style-name="P1"><text:span text:style-name="Source_20_Text">class PostAPITest(APITestCase):</text:span></text:p>
      <text:p text:style-name="P1"><text:span text:style-name="Source_20_Text"><text:s text:c="4"/>def setUp(self):</text:span></text:p>
      <text:p text:style-name="P1"><text:span text:style-name="Source_20_Text"><text:s text:c="8"/>self.post = Post.objects.create(title="Teste", content="Conteúdo de teste")</text:span></text:p>
      <text:p text:style-name="P1"><text:span text:style-name="Source_20_Text"><text:s text:c="8"/>self.url = reverse('post-list-create')</text:span></text:p>
      <text:p text:style-name="P1"><text:span text:style-name="Source_20_Text"><text:s text:c="8"/>self.detail_url = reverse('post-detail', kwargs={'pk': self.post.pk})</text:span></text:p>
      <text:p text:style-name="P1"><text:span text:style-name="Source_20_Text"><text:s text:c="4"/></text:span></text:p>
      <text:p text:style-name="P1"><text:span text:style-name="Source_20_Text"><text:s text:c="4"/>def test_get_posts(self):</text:span></text:p>
      <text:p text:style-name="P1"><text:span text:style-name="Source_20_Text"><text:s text:c="8"/>response = self.client.get(self.url)</text:span></text:p>
      <text:p text:style-name="P1"><text:span text:style-name="Source_20_Text"><text:s text:c="8"/>posts = Post.objects.all()</text:span></text:p>
      <text:p text:style-name="P1"><text:span text:style-name="Source_20_Text"><text:s text:c="8"/>serializer = PostSerializer(posts, many=True)</text:span></text:p>
      <text:p text:style-name="P1"><text:span text:style-name="Source_20_Text"><text:s text:c="8"/>self.assertEqual(response.data, serializer.data)</text:span></text:p>
      <text:p text:style-name="P1"><text:span text:style-name="Source_20_Text"><text:s text:c="8"/>self.assertEqual(response.status_code, status.HTTP_200_OK)</text:span></text:p>
      <text:p text:style-name="P1"/>
      <text:p text:style-name="P1"><text:span text:style-name="Source_20_Text"><text:s text:c="4"/>def test_create_post(self):</text:span></text:p>
      <text:p text:style-name="P1"><text:span text:style-name="Source_20_Text"><text:s text:c="8"/>data = {'title': 'Novo Post', 'content': 'Novo conteúdo'}</text:span></text:p>
      <text:p text:style-name="P1"><text:span text:style-name="Source_20_Text"><text:s text:c="8"/>response = self.client.post(self.url, data)</text:span></text:p>
      <text:p text:style-name="P1"><text:span text:style-name="Source_20_Text"><text:s text:c="8"/>self.assertEqual(response.status_code, status.HTTP_201_CREATED)</text:span></text:p>
      <text:p text:style-name="P1"><text:span text:style-name="Source_20_Text"><text:s text:c="8"/>self.assertEqual(Post.objects.count(), 2)</text:span></text:p>
      <text:p text:style-name="P1"><text:span text:style-name="Source_20_Text"><text:s text:c="8"/>self.assertEqual(Post.objects.get(id=2).title, 'Novo Post')</text:span></text:p>
      <text:p text:style-name="P1"/>
      <text:p text:style-name="P1"><text:span text:style-name="Source_20_Text"><text:s text:c="4"/>def test_update_post(self):</text:span></text:p>
      <text:p text:style-name="P1"><text:span text:style-name="Source_20_Text"><text:s text:c="8"/>data = {'title': 'Título Atualizado', 'content': 'Conteúdo atualizado'}</text:span></text:p>
      <text:p text:style-name="P1"><text:span text:style-name="Source_20_Text"><text:s text:c="8"/>response = self.client.put(self.detail_url, data)</text:span></text:p>
      <text:p text:style-name="P1"><text:span text:style-name="Source_20_Text"><text:s text:c="8"/>self.assertEqual(response.status_code, status.HTTP_200_OK)</text:span></text:p>
      <text:p text:style-name="P1"><text:span text:style-name="Source_20_Text"><text:s text:c="8"/>self.post.refresh_from_db()</text:span></text:p>
      <text:p text:style-name="P1"><text:span text:style-name="Source_20_Text"><text:s text:c="8"/>self.assertEqual(self.post.title, 'Título Atualizado')</text:span></text:p>
      <text:p text:style-name="P1"/>
      <text:p text:style-name="P1"><text:span text:style-name="Source_20_Text"><text:s text:c="4"/>def test_delete_post(self):</text:span></text:p>
      <text:p text:style-name="P1"><text:soft-page-break/><text:span text:style-name="Source_20_Text"><text:s text:c="8"/>response = self.client.delete(self.detail_url)</text:span></text:p>
      <text:p text:style-name="P1"><text:span text:style-name="Source_20_Text"><text:s text:c="8"/>self.assertEqual(response.status_code, status.HTTP_204_NO_CONTENT)</text:span></text:p>
      <text:p text:style-name="P2"><text:span text:style-name="Source_20_Text"><text:s text:c="8"/>self.assertEqual(Post.objects.count(), 0)</text:span></text:p>
      <text:h text:style-name="Heading_20_2" text:outline-level="2">Capítulo 6: Documentação da API</text:h>
      <text:h text:style-name="Heading_20_3" text:outline-level="3">Usando Django REST Swagger</text:h>
      <text:p text:style-name="Text_20_body"><text:span text:style-name="Strong_20_Emphasis">Instalando e Configurando o Swagger</text:span>:</text:p>
      <text:p text:style-name="Preformatted_20_Text">bash</text:p>
      <text:p text:style-name="Preformatted_20_Text">Copiar código</text:p>
      <text:p text:style-name="P2"><text:span text:style-name="Source_20_Text">pip install drf-yasg</text:span></text:p>
      <text:p text:style-name="Text_20_body"><text:span text:style-name="Strong_20_Emphasis">Configuração Inicial</text:span>:</text:p>
      <text:p text:style-name="Preformatted_20_Text">python</text:p>
      <text:p text:style-name="Preformatted_20_Text">Copiar código</text:p>
      <text:p text:style-name="P1"><text:span text:style-name="Source_20_Text"># myproject/urls.py</text:span></text:p>
      <text:p text:style-name="P1"><text:span text:style-name="Source_20_Text">from rest_framework import permissions</text:span></text:p>
      <text:p text:style-name="P1"><text:span text:style-name="Source_20_Text">from drf_yasg.views import get_schema_view</text:span></text:p>
      <text:p text:style-name="P1"><text:span text:style-name="Source_20_Text">from drf_yasg import openapi</text:span></text:p>
      <text:p text:style-name="P1"/>
      <text:p text:style-name="P1"><text:span text:style-name="Source_20_Text">schema_view = get_schema_view(</text:span></text:p>
      <text:p text:style-name="P1"><text:span text:style-name="Source_20_Text"><text:s text:c="3"/>openapi.Info(</text:span></text:p>
      <text:p text:style-name="P1"><text:span text:style-name="Source_20_Text"><text:s text:c="6"/>title="API Documentação",</text:span></text:p>
      <text:p text:style-name="P1"><text:span text:style-name="Source_20_Text"><text:s text:c="6"/>default_version='v1',</text:span></text:p>
      <text:p text:style-name="P1"><text:span text:style-name="Source_20_Text"><text:s text:c="6"/>description="Documentação da API",</text:span></text:p>
      <text:p text:style-name="P1"><text:span text:style-name="Source_20_Text"><text:s text:c="6"/>terms_of_service="https://www.google.com/policies/terms/",</text:span></text:p>
      <text:p text:style-name="P1"><text:span text:style-name="Source_20_Text"><text:s text:c="6"/>contact=openapi.Contact(email="contato@minhaapi.com"),</text:span></text:p>
      <text:p text:style-name="P1"><text:span text:style-name="Source_20_Text"><text:s text:c="6"/>license=openapi.License(name="BSD License"),</text:span></text:p>
      <text:p text:style-name="P1"><text:span text:style-name="Source_20_Text"><text:s text:c="3"/>),</text:span></text:p>
      <text:p text:style-name="P1"><text:span text:style-name="Source_20_Text"><text:s text:c="3"/>public=True,</text:span></text:p>
      <text:p text:style-name="P1"><text:span text:style-name="Source_20_Text"><text:s text:c="3"/>permission_classes=(permissions.AllowAny,),</text:span></text:p>
      <text:p text:style-name="P1"><text:span text:style-name="Source_20_Text">)</text:span></text:p>
      <text:p text:style-name="P1"/>
      <text:p text:style-name="P1"><text:span text:style-name="Source_20_Text">urlpatterns = [</text:span></text:p>
      <text:p text:style-name="P1"><text:span text:style-name="Source_20_Text"><text:s text:c="4"/>...</text:span></text:p>
      <text:p text:style-name="P1"><text:span text:style-name="Source_20_Text"><text:s text:c="4"/>path('swagger/', schema_view.with_ui('swagger', cache_timeout=0), name='schema-swagger-ui'),</text:span></text:p>
      <text:p text:style-name="P1"><text:span text:style-name="Source_20_Text"><text:s text:c="4"/>path('redoc/', schema_view.with_ui('redoc', cache_timeout=0), name='schema-redoc'),</text:span></text:p>
      <text:p text:style-name="P2"><text:span text:style-name="Source_20_Text">]</text:span></text:p>
      <text:h text:style-name="Heading_20_3" text:outline-level="3">Outras Ferramentas de Documentação</text:h>
      <text:p text:style-name="Text_20_body"><text:span text:style-name="Strong_20_Emphasis">Apresentação de Outras Ferramentas</text:span>:</text:p>
      <text:list xml:id="list2959952114" text:style-name="L18">
        <text:list-item>
          <text:p text:style-name="P37"><text:span text:style-name="Strong_20_Emphasis">Redoc</text:span>: Interface moderna para visualização de documentação OpenAPI.</text:p>
        </text:list-item>
        <text:list-item>
          <text:p text:style-name="P36"><text:span text:style-name="Strong_20_Emphasis">CoreAPI</text:span>: Ferramenta de documentação interativa.</text:p>
        </text:list-item>
      </text:list>
      <text:h text:style-name="Heading_20_2" text:outline-level="2">Capítulo 7: Desempenho e Segurança</text:h>
      <text:h text:style-name="Heading_20_3" text:outline-level="3">Otimização de Performance</text:h>
      <text:p text:style-name="Text_20_body"><text:span text:style-name="Strong_20_Emphasis">Caching</text:span>:</text:p>
      <text:p text:style-name="Preformatted_20_Text">python</text:p>
      <text:p text:style-name="Preformatted_20_Text"><text:soft-page-break/>Copiar código</text:p>
      <text:p text:style-name="P1"><text:span text:style-name="Source_20_Text"># Instalação</text:span></text:p>
      <text:p text:style-name="P1"><text:span text:style-name="Source_20_Text">pip install django-cache-machine</text:span></text:p>
      <text:p text:style-name="P1"/>
      <text:p text:style-name="P1"><text:span text:style-name="Source_20_Text"># Configuração</text:span></text:p>
      <text:p text:style-name="P1"><text:span text:style-name="Source_20_Text"># myproject/settings.py</text:span></text:p>
      <text:p text:style-name="P1"><text:span text:style-name="Source_20_Text">CACHES = {</text:span></text:p>
      <text:p text:style-name="P1"><text:span text:style-name="Source_20_Text"><text:s text:c="4"/>'default': {</text:span></text:p>
      <text:p text:style-name="P1"><text:span text:style-name="Source_20_Text"><text:s text:c="8"/>'BACKEND': 'django.core.cache.backends.memcached.MemcachedCache',</text:span></text:p>
      <text:p text:style-name="P1"><text:span text:style-name="Source_20_Text"><text:s text:c="8"/>'LOCATION': '127.0.0.1:11211',</text:span></text:p>
      <text:p text:style-name="P1"><text:span text:style-name="Source_20_Text"><text:s text:c="4"/>}</text:span></text:p>
      <text:p text:style-name="P2"><text:span text:style-name="Source_20_Text">}</text:span></text:p>
      <text:p text:style-name="Text_20_body"><text:span text:style-name="Strong_20_Emphasis">Limite de Requisições</text:span>:</text:p>
      <text:p text:style-name="Preformatted_20_Text">bash</text:p>
      <text:p text:style-name="Preformatted_20_Text">Copiar código</text:p>
      <text:p text:style-name="P2"><text:span text:style-name="Source_20_Text">pip install django-ratelimit</text:span></text:p>
      <text:p text:style-name="Preformatted_20_Text">python</text:p>
      <text:p text:style-name="Preformatted_20_Text">Copiar código</text:p>
      <text:p text:style-name="P1"><text:span text:style-name="Source_20_Text"># myapp/views.py</text:span></text:p>
      <text:p text:style-name="P1"><text:span text:style-name="Source_20_Text">from django.utils.decorators import method_decorator</text:span></text:p>
      <text:p text:style-name="P1"><text:span text:style-name="Source_20_Text">from ratelimit.decorators import ratelimit</text:span></text:p>
      <text:p text:style-name="P1"/>
      <text:p text:style-name="P1"><text:span text:style-name="Source_20_Text">@method_decorator(ratelimit(key='ip', rate='5/m', method='GET', block=True), name='dispatch')</text:span></text:p>
      <text:p text:style-name="P1"><text:span text:style-name="Source_20_Text">class PostListCreate(generics.ListCreateAPIView):</text:span></text:p>
      <text:p text:style-name="P2"><text:span text:style-name="Source_20_Text"><text:s text:c="4"/>...</text:span></text:p>
      <text:h text:style-name="Heading_20_3" text:outline-level="3">Melhores Práticas de Segurança</text:h>
      <text:p text:style-name="Text_20_body"><text:span text:style-name="Strong_20_Emphasis">Proteção contra Ataques Comuns</text:span>:</text:p>
      <text:list xml:id="list705163779" text:style-name="L19">
        <text:list-item>
          <text:p text:style-name="P39"><text:span text:style-name="Strong_20_Emphasis">XSS (Cross-Site Scripting)</text:span>: Escape de dados em templates.</text:p>
        </text:list-item>
        <text:list-item>
          <text:p text:style-name="P38"><text:span text:style-name="Strong_20_Emphasis">CSRF (Cross-Site Request Forgery)</text:span>: Ativação do middleware CSRF do Django.</text:p>
        </text:list-item>
      </text:list>
      <text:p text:style-name="Text_20_body"><text:span text:style-name="Strong_20_Emphasis">Configurações de Segurança no Django</text:span>:</text:p>
      <text:p text:style-name="Preformatted_20_Text">python</text:p>
      <text:p text:style-name="Preformatted_20_Text">Copiar código</text:p>
      <text:p text:style-name="P1"><text:span text:style-name="Source_20_Text"># myproject/settings.py</text:span></text:p>
      <text:p text:style-name="P1"><text:span text:style-name="Source_20_Text">SECURE_BROWSER_XSS_FILTER = True</text:span></text:p>
      <text:p text:style-name="P1"><text:span text:style-name="Source_20_Text">X_FRAME_OPTIONS = 'DENY'</text:span></text:p>
      <text:p text:style-name="P1"><text:span text:style-name="Source_20_Text">CSRF_COOKIE_SECURE = True</text:span></text:p>
      <text:p text:style-name="P2"><text:span text:style-name="Source_20_Text">SESSION_COOKIE_SECURE = True</text:span></text:p>
      <text:h text:style-name="Heading_20_2" text:outline-level="2">Capítulo 8: Desdobrando a API em Produção</text:h>
      <text:h text:style-name="Heading_20_3" text:outline-level="3">Preparando para Produção</text:h>
      <text:p text:style-name="Text_20_body"><text:span text:style-name="Strong_20_Emphasis">Configurações de Produção</text:span>:</text:p>
      <text:list xml:id="list1118845328" text:style-name="L20">
        <text:list-item>
          <text:p text:style-name="P41"><text:span text:style-name="Strong_20_Emphasis">DEBUG = False</text:span>: Certifique-se de que o debug está desativado.</text:p>
        </text:list-item>
        <text:list-item>
          <text:p text:style-name="P40"><text:span text:style-name="Strong_20_Emphasis">Allowed Hosts</text:span>: Configure os hosts permitidos.</text:p>
        </text:list-item>
      </text:list>
      <text:p text:style-name="Preformatted_20_Text">python</text:p>
      <text:p text:style-name="Preformatted_20_Text">Copiar código</text:p>
      <text:p text:style-name="P1"><text:span text:style-name="Source_20_Text"># myproject/settings.py</text:span></text:p>
      <text:p text:style-name="P1"><text:soft-page-break/><text:span text:style-name="Source_20_Text">DEBUG = False</text:span></text:p>
      <text:p text:style-name="P2"><text:span text:style-name="Source_20_Text">ALLOWED_HOSTS = ['meudominio.com']</text:span></text:p>
      <text:p text:style-name="Text_20_body"><text:span text:style-name="Strong_20_Emphasis">Boas Práticas de Deploy</text:span>:</text:p>
      <text:list xml:id="list3333443283" text:style-name="L21">
        <text:list-item>
          <text:p text:style-name="P43">Utilize ferramentas de gestão de configuração como <text:span text:style-name="Strong_20_Emphasis">Ansible</text:span> ou <text:span text:style-name="Strong_20_Emphasis">Chef</text:span>.</text:p>
        </text:list-item>
        <text:list-item>
          <text:p text:style-name="P42">Utilize serviços como <text:span text:style-name="Strong_20_Emphasis">Docker</text:span> para containerizar sua aplicação.</text:p>
        </text:list-item>
      </text:list>
      <text:h text:style-name="Heading_20_3" text:outline-level="3">Hospedagem</text:h>
      <text:p text:style-name="Text_20_body"><text:span text:style-name="Strong_20_Emphasis">Escolhendo um Provedor de Hospedagem</text:span>:</text:p>
      <text:list xml:id="list2812537348" text:style-name="L22">
        <text:list-item>
          <text:p text:style-name="P45"><text:span text:style-name="Strong_20_Emphasis">Heroku</text:span>: Simples de usar e configurar.</text:p>
        </text:list-item>
        <text:list-item>
          <text:p text:style-name="P45"><text:span text:style-name="Strong_20_Emphasis">AWS</text:span>: Altamente escalável e configurável.</text:p>
        </text:list-item>
        <text:list-item>
          <text:p text:style-name="P44"><text:span text:style-name="Strong_20_Emphasis">DigitalOcean</text:span>: Simples e econômico.</text:p>
        </text:list-item>
      </text:list>
      <text:p text:style-name="Text_20_body"><text:span text:style-name="Strong_20_Emphasis">Configurando Servidores (Gunicorn, Nginx)</text:span>:</text:p>
      <text:p text:style-name="Preformatted_20_Text">bash</text:p>
      <text:p text:style-name="Preformatted_20_Text">Copiar código</text:p>
      <text:p text:style-name="P1"><text:span text:style-name="Source_20_Text"># Instalar Gunicorn</text:span></text:p>
      <text:p text:style-name="P1"><text:span text:style-name="Source_20_Text">pip install gunicorn</text:span></text:p>
      <text:p text:style-name="P1"/>
      <text:p text:style-name="P1"><text:span text:style-name="Source_20_Text"># Configurar Nginx</text:span></text:p>
      <text:p text:style-name="P1"><text:span text:style-name="Source_20_Text">server {</text:span></text:p>
      <text:p text:style-name="P1"><text:span text:style-name="Source_20_Text"><text:s text:c="4"/>listen 80;</text:span></text:p>
      <text:p text:style-name="P1"><text:span text:style-name="Source_20_Text"><text:s text:c="4"/>server_name meudominio.com;</text:span></text:p>
      <text:p text:style-name="P1"/>
      <text:p text:style-name="P1"><text:span text:style-name="Source_20_Text"><text:s text:c="4"/>location / {</text:span></text:p>
      <text:p text:style-name="P1"><text:span text:style-name="Source_20_Text"><text:s text:c="8"/>proxy_pass http://127.0.0.1:8000;</text:span></text:p>
      <text:p text:style-name="P1"><text:span text:style-name="Source_20_Text"><text:s text:c="8"/>proxy_set_header Host $host;</text:span></text:p>
      <text:p text:style-name="P1"><text:span text:style-name="Source_20_Text"><text:s text:c="8"/>proxy_set_header X-Real-IP $remote_addr;</text:span></text:p>
      <text:p text:style-name="P1"><text:span text:style-name="Source_20_Text"><text:s text:c="8"/>proxy_set_header X-Forwarded-For $proxy_add_x_forwarded_for;</text:span></text:p>
      <text:p text:style-name="P1"><text:span text:style-name="Source_20_Text"><text:s text:c="8"/>proxy_set_header X-Forwarded-Proto $scheme;</text:span></text:p>
      <text:p text:style-name="P1"><text:span text:style-name="Source_20_Text"><text:s text:c="4"/>}</text:span></text:p>
      <text:p text:style-name="P2"><text:span text:style-name="Source_20_Text">}</text:span></text:p>
      <text:h text:style-name="Heading_20_2" text:outline-level="2">Conclusão</text:h>
      <text:h text:style-name="Heading_20_3" text:outline-level="3">Resumo do Conteúdo</text:h>
      <text:list xml:id="list3644949927" text:style-name="L23">
        <text:list-item>
          <text:p text:style-name="P47">Introdução aos conceitos de API e vantagens do Django.</text:p>
        </text:list-item>
        <text:list-item>
          <text:p text:style-name="P47">Preparação do ambiente e configuração do projeto.</text:p>
        </text:list-item>
        <text:list-item>
          <text:p text:style-name="P47">Criação de endpoints e operações CRUD.</text:p>
        </text:list-item>
        <text:list-item>
          <text:p text:style-name="P47">Implementação de autenticação e autorização.</text:p>
        </text:list-item>
        <text:list-item>
          <text:p text:style-name="P47">Testes de unidade e integração.</text:p>
        </text:list-item>
        <text:list-item>
          <text:p text:style-name="P47">Documentação da API.</text:p>
        </text:list-item>
        <text:list-item>
          <text:p text:style-name="P47">Melhoria de desempenho e segurança.</text:p>
        </text:list-item>
        <text:list-item>
          <text:p text:style-name="P46">Desdobramento da API em produção.</text:p>
        </text:list-item>
      </text:list>
      <text:h text:style-name="Heading_20_3" text:outline-level="3">Próximos Passos</text:h>
      <text:list xml:id="list338926057" text:style-name="L24">
        <text:list-item>
          <text:p text:style-name="P49">Explore funcionalidades avançadas do DRF.</text:p>
        </text:list-item>
        <text:list-item>
          <text:p text:style-name="P49">Participe de comunidades e fóruns para aprender com outros desenvolvedores.</text:p>
        </text:list-item>
        <text:list-item>
          <text:p text:style-name="P48">Contribua para projetos open-source.</text:p>
        </text:list-item>
      </text:list>
      <text:h text:style-name="Heading_20_2" text:outline-level="2"><text:soft-page-break/>Apêndice</text:h>
      <text:h text:style-name="Heading_20_3" text:outline-level="3">Recursos Úteis</text:h>
      <text:list xml:id="list2418816446" text:style-name="L25">
        <text:list-item>
          <text:p text:style-name="P51"><text:span text:style-name="Strong_20_Emphasis">Documentação do Django</text:span>: <text:a xlink:type="simple" xlink:href="https://docs.djangoproject.com/" office:target-frame-name="_new" xlink:show="replace" text:style-name="Internet_20_link" text:visited-style-name="Visited_20_Internet_20_Link">https://docs.djangoproject.com</text:a></text:p>
        </text:list-item>
        <text:list-item>
          <text:p text:style-name="P51"><text:span text:style-name="Strong_20_Emphasis">Documentação do Django REST Framework</text:span>: <text:a xlink:type="simple" xlink:href="https://www.django-rest-framework.org/" office:target-frame-name="_new" xlink:show="replace" text:style-name="Internet_20_link" text:visited-style-name="Visited_20_Internet_20_Link">https://www.django-rest-framework.org</text:a></text:p>
        </text:list-item>
        <text:list-item>
          <text:p text:style-name="P51"><text:span text:style-name="Strong_20_Emphasis">Postman</text:span>: <text:a xlink:type="simple" xlink:href="https://www.postman.com/" office:target-frame-name="_new" xlink:show="replace" text:style-name="Internet_20_link" text:visited-style-name="Visited_20_Internet_20_Link">https://www.postman.com</text:a></text:p>
        </text:list-item>
        <text:list-item>
          <text:p text:style-name="P50"><text:span text:style-name="Strong_20_Emphasis">Heroku</text:span>: <text:a xlink:type="simple" xlink:href="https://www.heroku.com/" office:target-frame-name="_new" xlink:show="replace" text:style-name="Internet_20_link" text:visited-style-name="Visited_20_Internet_20_Link">https://www.heroku.com</text:a></text:p>
        </text:list-item>
      </text:list>
      <text:h text:style-name="Heading_20_3" text:outline-level="3">Exemplos de Código</text:h>
      <text:list xml:id="list1793347059" text:style-name="L26">
        <text:list-item>
          <text:p text:style-name="P53"><text:span text:style-name="Strong_20_Emphasis">GitHub Repositórios</text:span>: Procure por exemplos de projetos Django com DRF no GitHub para ver como outros desenvolvedores estruturam seus projetos.</text:p>
        </text:list-item>
        <text:list-item>
          <text:p text:style-name="P52"><text:span text:style-name="Strong_20_Emphasis">Snippets Úteis</text:span>:</text:p>
        </text:list-item>
      </text:list>
      <text:p text:style-name="Preformatted_20_Text">python</text:p>
      <text:p text:style-name="Preformatted_20_Text">Copiar código</text:p>
      <text:p text:style-name="P1"><text:span text:style-name="Source_20_Text"># myapp/views.py</text:span></text:p>
      <text:p text:style-name="P1"><text:span text:style-name="Source_20_Text">from rest_framework import viewsets</text:span></text:p>
      <text:p text:style-name="P1"><text:span text:style-name="Source_20_Text">from .models import Post</text:span></text:p>
      <text:p text:style-name="P1"><text:span text:style-name="Source_20_Text">from .serializers import PostSerializer</text:span></text:p>
      <text:p text:style-name="P1"/>
      <text:p text:style-name="P1"><text:span text:style-name="Source_20_Text">class PostViewSet(viewsets.ModelViewSet):</text:span></text:p>
      <text:p text:style-name="P1"><text:span text:style-name="Source_20_Text"><text:s text:c="4"/>queryset = Post.objects.all()</text:span></text:p>
      <text:p text:style-name="P1"><text:span text:style-name="Source_20_Text"><text:s text:c="4"/>serializer_class = PostSerializer</text:span></text:p>
      <text:p text:style-name="P1"/>
      <text:p text:style-name="P1"><text:span text:style-name="Source_20_Text"># myapp/urls.py</text:span></text:p>
      <text:p text:style-name="P1"><text:span text:style-name="Source_20_Text">from rest_framework.routers import DefaultRouter</text:span></text:p>
      <text:p text:style-name="P1"/>
      <text:p text:style-name="P1"><text:span text:style-name="Source_20_Text">router = DefaultRouter()</text:span></text:p>
      <text:p text:style-name="P1"><text:span text:style-name="Source_20_Text">router.register(r'posts', PostViewSet)</text:span></text:p>
      <text:p text:style-name="P1"/>
      <text:p text:style-name="P1"><text:span text:style-name="Source_20_Text">urlpatterns = [</text:span></text:p>
      <text:p text:style-name="P1"><text:span text:style-name="Source_20_Text"><text:s text:c="4"/>...</text:span></text:p>
      <text:p text:style-name="P1"><text:span text:style-name="Source_20_Text"><text:s text:c="4"/>path('', include(router.urls)),</text:span></text:p>
      <text:p text:style-name="P2"><text:span text:style-name="Source_20_Text">]</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4T08:58:14.837378030</meta:creation-date>
    <dc:date>2024-07-24T09:01:52.322210772</dc:date>
    <meta:editing-duration>PT3M40S</meta:editing-duration>
    <meta:editing-cycles>1</meta:editing-cycles>
    <meta:document-statistic meta:table-count="0" meta:image-count="0" meta:object-count="0" meta:page-count="13" meta:paragraph-count="507" meta:word-count="1930" meta:character-count="16526" meta:non-whitespace-character-count="14535"/>
    <meta:generator>LibreOffice/7.3.7.2$Linux_X86_64 LibreOffice_project/30$Build-2</meta:generator>
  </office:meta>
</office:document-meta>
</file>